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D000002D0E60C07D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9cm" fo:margin-left="-1.517cm" fo:margin-right="-0.981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85cm" style:rel-column-width="15125*"/>
    </style:style>
    <style:style style:name="Table1.B" style:family="table-column">
      <style:table-column-properties style:column-width="6.745cm" style:rel-column-width="23266*"/>
    </style:style>
    <style:style style:name="Table1.C" style:family="table-column">
      <style:table-column-properties style:column-width="7.869cm" style:rel-column-width="27144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1.4" style:family="table-row">
      <style:table-row-properties style:min-row-height="0.639cm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Gill Sans MT_CCJU" fo:font-size="8pt" style:font-size-asian="8pt" style:font-size-complex="8pt"/>
    </style:style>
    <style:style style:name="P3" style:family="paragraph" style:parent-style-name="Text_20_body">
      <style:paragraph-properties fo:margin-top="0cm" fo:margin-bottom="0cm"/>
      <style:text-properties style:font-name="Gill Sans MT_CCJU" fo:font-size="7pt" style:font-size-asian="7pt" style:font-size-complex="7pt"/>
    </style:style>
    <style:style style:name="P4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7pt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" fo:font-size="10pt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9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" fo:font-size="20pt" fo:font-style="normal" style:font-size-asian="20pt" style:font-style-asian="normal" style:font-size-complex="20pt" style:font-style-complex="normal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" fo:font-size="11pt" style:font-size-asian="11pt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style:font-size-asian="8pt" style:font-size-complex="8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" fo:font-size="6pt" fo:font-style="normal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" fo:font-size="11pt" fo:font-style="normal" style:font-size-asian="11pt" style:font-style-asian="normal" style:font-size-complex="11pt" style:font-style-complex="normal"/>
    </style:style>
    <style:style style:name="P16" style:family="paragraph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Gill Sans MT_CCJU" fo:font-size="8pt" style:font-size-asian="8pt" style:font-size-complex="8pt"/>
    </style:style>
    <style:style style:name="T2" style:family="text">
      <style:text-properties style:font-name="Gill Sans MT_CCJU" fo:font-size="8pt" style:font-name-asian="Gill Sans MT_CCJU" style:font-size-asian="8pt" style:font-name-complex="Gill Sans MT_CCJU" style:font-size-complex="8pt"/>
    </style:style>
    <style:style style:name="T3" style:family="text">
      <style:text-properties style:font-name-asian="Gill Sans MT_CCJU" style:font-name-complex="Gill Sans MT_CCJU"/>
    </style:style>
    <style:style style:name="T4" style:family="text">
      <style:text-properties fo:color="#000000" style:font-name="Gill Sans MT_CCJU" fo:font-size="8pt" style:font-name-asian="Gill Sans MT_CCJU" style:font-size-asian="8pt" style:font-name-complex="Gill Sans MT_CCJU" style:font-size-complex="8pt"/>
    </style:style>
    <style:style style:name="T5" style:family="text">
      <style:text-properties fo:color="#000000" style:font-name="Gill Sans MT_CCJU" fo:font-size="8pt" style:text-underline-style="none" style:font-size-asian="8pt" style:font-size-complex="8pt"/>
    </style:style>
    <style:style style:name="T6" style:family="text">
      <style:text-properties style:font-name="Gill Sans MT_CCJU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-1.579cm" svg:y="0cm" svg:width="5.258cm" svg:height="6.096cm" draw:z-index="1"><draw:image xlink:href="Pictures/100000000000026D000002D0E60C07D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table-cell table:style-name="Table1.A1" table:number-rows-spanned="3" office:value-type="string">
            <text:p text:style-name="P12"><draw:frame text:anchor-type="paragraph" draw:z-index="0" draw:style-name="gr1" draw:text-style-name="P16" svg:width="2.655cm" svg:height="0.511cm" draw:transform="rotate (1.5707963267946) translate (7.29544444444444cm 2.94393055555556cm)"><draw:text-box><text:p><text:span text:style-name="T6">www.caisseavsjura.ch</text:span></text:p></draw:text-box></draw:frame></text:p>
            <text:p text:style-name="P13"/>
            <text:p text:style-name="P11">Caisse de compensation du canton du Jura</text:p>
            <text:p text:style-name="P2">Rue Bel Air 3 <text:span text:style-name="T3">• </text:span>CH-2350 Saignelégier</text:p>
            <text:p text:style-name="P1"><text:span text:style-name="T1">Tel. 032 952 11</text:span><text:span text:style-name="T2"> </text:span><text:span text:style-name="T1">11 </text:span><text:span text:style-name="T2">• </text:span><text:span text:style-name="T1">Fax 032 952 11 01 </text:span><text:span text:style-name="T2">•</text:span><text:span text:style-name="T4"> </text:span><text:a xlink:type="simple" xlink:href="mailto:prestations@ccju.ch"><text:span text:style-name="T5">prestations@ccju.ch</text:span></text:a></text:p>
            <text:p text:style-name="P3"/>
            <text:p text:style-name="P3">Heures d'ouverture :</text:p>
            <text:p text:style-name="P4">lundi au jeudi<text:tab/>de 8:15 à 11:45 et de 13:30 à 17:00 </text:p>
            <text:p text:style-name="P4">Vendredi <text:tab/>de 8:15 à 11:45 et de 13:30 à 16:30 </text:p>
            <text:p text:style-name="P7"/>
            <text:p text:style-name="P6"/>
            <text:p text:style-name="P6"/>
            <text:p text:style-name="P6"/>
            <text:p text:style-name="P15">%=ADRESSE=%</text:p>
          </table:table-cell>
        </table:table-row>
        <table:table-row table:style-name="Table1.2">
          <table:table-cell table:style-name="Table1.A1" table:number-columns-spanned="2" office:value-type="string">
            <text:p text:style-name="P9">%=IS_COPIE=%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10"><text:line-break/></text:p>
            <text:p text:style-name="P10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0">%=LIBELLE=%</text:p>
          </table:table-cell>
          <table:table-cell table:style-name="Table1.A1" office:value-type="string">
            <text:p text:style-name="P5">%=VALEUR=%</text:p>
          </table:table-cell>
          <table:table-cell table:style-name="Table1.A1" office:value-type="string">
            <text:p text:style-name="P5">%=DATE_ET_LIEU=%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Gill Sans MT_CCJU" svg:font-family="'Gill Sans MT_CCJU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6-29T15:02:00.24</dc:date>
    <meta:editing-cycles>92</meta:editing-cycles>
    <meta:editing-duration>PT3H4M28S</meta:editing-duration>
    <meta:document-statistic meta:table-count="1" meta:image-count="1" meta:object-count="0" meta:page-count="1" meta:paragraph-count="12" meta:word-count="57" meta:character-count="314"/>
    <meta:user-defined meta:name="Info 1"/>
    <meta:user-defined meta:name="Info 2"/>
    <meta:user-defined meta:name="Info 3"/>
    <meta:user-defined meta:name="Info 4"/>
  </office:meta>
</office:document-meta>
</file>